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1in"/>
    </style:style>
    <style:style style:name="co2" style:family="table-column">
      <style:table-column-properties fo:break-before="auto" style:column-width="1.2299in"/>
    </style:style>
    <style:style style:name="co3" style:family="table-column">
      <style:table-column-properties fo:break-before="auto" style:column-width="1.7354in"/>
    </style:style>
    <style:style style:name="co4" style:family="table-column">
      <style:table-column-properties fo:break-before="auto" style:column-width="4.6091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6pt" style:language-asian="en" style:country-asian="US" style:font-style-asian="normal" style:font-weight-asian="bold" style:font-name-complex="Arial" style:font-size-complex="9.0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37">
      <style:table-cell-properties fo:border="0.0008in solid #000000"/>
    </style:style>
    <style:style style:name="ce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language="en" fo:country="US" fo:font-style="normal" fo:font-weight="bold" style:language-asian="en" style:country-asian="US" style:font-size-complex="6.80000019073486pt" style:font-weight-complex="bold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PM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5"/>
        <table:table-row table:style-name="ro1">
          <table:table-cell table:style-name="ce1" office:value-type="string">
            <text:p>Autonomous Mobile Robots using Cloud Services</text:p>
          </table:table-cell>
          <table:table-cell table:style-name="Default" table:number-columns-repeated="6"/>
        </table:table-row>
        <table:table-row table:style-name="ro2">
          <table:table-cell table:style-name="ce2" office:value-type="string">
            <text:p><text:span text:style-name="T1">Student:</text:span><text:span text:style-name="T2"> </text:span></text:p>
          </table:table-cell>
          <table:table-cell table:style-name="Default"/>
          <table:table-cell table:style-name="Default" office:value-type="string">
            <text:p>Bruno Kroller</text:p>
          </table:table-cell>
          <table:table-cell table:style-name="Default" table:number-columns-repeated="4"/>
        </table:table-row>
        <table:table-row table:style-name="ro3">
          <table:table-cell table:style-name="ce3" office:value-type="string">
            <text:p>Project Director: </text:p>
          </table:table-cell>
          <table:table-cell table:style-name="Default"/>
          <table:table-cell table:style-name="Default" office:value-type="string">
            <text:p>Juan Antonio Breña Moral</text:p>
          </table:table-cell>
          <table:table-cell table:style-name="Default" table:number-columns-repeated="4"/>
        </table:table-row>
        <table:table-row table:style-name="ro4">
          <table:table-cell table:style-name="Default" table:number-columns-repeated="7"/>
        </table:table-row>
        <table:table-row table:style-name="ro4">
          <table:table-cell table:style-name="ce4" office:value-type="string">
            <text:p>ID</text:p>
          </table:table-cell>
          <table:table-cell table:style-name="ce4" office:value-type="string">
            <text:p>PHASE</text:p>
          </table:table-cell>
          <table:table-cell table:style-name="ce4" office:value-type="string">
            <text:p>AREA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INIT</text:p>
          </table:table-cell>
          <table:table-cell table:style-name="ce4" office:value-type="string">
            <text:p>FINISH</text:p>
          </table:table-cell>
          <table:table-cell table:style-name="ce4" office:value-type="string">
            <text:p>COMMENTS</text:p>
          </table:table-cell>
        </table:table-row>
        <table:table-row table:style-name="ro4">
          <table:table-cell/>
          <table:table-cell office:value-type="string">
            <text:p>INCEPTION</text:p>
          </table:table-cell>
          <table:table-cell/>
          <table:table-cell office:value-type="string">
            <text:p>Define the task included in inception phase</text:p>
          </table:table-cell>
          <table:table-cell office:value-type="date" office:date-value="2011-01-09">
            <text:p>01/09/11</text:p>
          </table:table-cell>
          <table:table-cell office:value-type="date" office:date-value="2011-01-11">
            <text:p>01/11/11</text:p>
          </table:table-cell>
          <table:table-cell/>
        </table:table-row>
        <table:table-row table:style-name="ro4">
          <table:table-cell/>
          <table:table-cell office:value-type="string">
            <text:p>ELABORATION</text:p>
          </table:table-cell>
          <table:table-cell/>
          <table:table-cell office:value-type="string">
            <text:p>Define the task included in elaboration phase</text:p>
          </table:table-cell>
          <table:table-cell office:value-type="date" office:date-value="2011-01-09">
            <text:p>01/09/11</text:p>
          </table:table-cell>
          <table:table-cell office:value-type="date" office:date-value="2011-01-11">
            <text:p>01/11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INFRAESTRUCTURE</text:p>
          </table:table-cell>
          <table:table-cell office:value-type="string">
            <text:p>Install Ubuntu 10.04</text:p>
          </table:table-cell>
          <table:table-cell office:value-type="date" office:date-value="2011-01-09">
            <text:p>01/09/11</text:p>
          </table:table-cell>
          <table:table-cell office:value-type="date" office:date-value="2011-01-10">
            <text:p>01/10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INFRAESTRUCTURE</text:p>
          </table:table-cell>
          <table:table-cell office:value-type="string">
            <text:p>Install LeJOS 0.9</text:p>
          </table:table-cell>
          <table:table-cell office:value-type="date" office:date-value="2011-01-09">
            <text:p>01/09/11</text:p>
          </table:table-cell>
          <table:table-cell office:value-type="date" office:date-value="2011-01-10">
            <text:p>01/10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INFRAESTRUCTURE</text:p>
          </table:table-cell>
          <table:table-cell office:value-type="string">
            <text:p>Test LeJOS Tools</text:p>
          </table:table-cell>
          <table:table-cell office:value-type="date" office:date-value="2011-01-09">
            <text:p>01/09/11</text:p>
          </table:table-cell>
          <table:table-cell office:value-type="date" office:date-value="2011-01-10">
            <text:p>01/10/11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NXT</text:p>
          </table:table-cell>
          <table:table-cell office:value-type="string">
            <text:p>Build a NXT robot</text:p>
          </table:table-cell>
          <table:table-cell office:value-type="date" office:date-value="2011-01-09">
            <text:p>01/09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Program to read GPS data</text:p>
          </table:table-cell>
          <table:table-cell office:value-type="date" office:date-value="2011-01-10">
            <text:p>01/10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Test program during 1 day and save a kml file</text:p>
          </table:table-cell>
          <table:table-cell office:value-type="date" office:date-value="2011-01-10">
            <text:p>01/10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Develop a program to avoid obstacles</text:p>
          </table:table-cell>
          <table:table-cell office:value-type="date" office:date-value="2011-01-10">
            <text:p>01/10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Develop a way to follow 2 GPS points</text:p>
          </table:table-cell>
          <table:table-cell office:value-type="date" office:date-value="2011-01-10">
            <text:p>01/10/11</text:p>
          </table:table-cell>
          <table:table-cell office:value-type="date" office:date-value="2011-01-11">
            <text:p>01/11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Test navigation program yourself</text:p>
          </table:table-cell>
          <table:table-cell office:value-type="date" office:date-value="2011-01-11">
            <text:p>01/11/11</text:p>
          </table:table-cell>
          <table:table-cell office:value-type="date" office:date-value="2011-01-12">
            <text:p>01/12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Integrate: GPS, Obstacle navigation and waypoint navigation</text:p>
          </table:table-cell>
          <table:table-cell office:value-type="date" office:date-value="2011-01-12">
            <text:p>01/12/11</text:p>
          </table:table-cell>
          <table:table-cell office:value-type="date" office:date-value="2012-01-02">
            <text:p>01/02/12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Debug software with PC using Rconsole</text:p>
          </table:table-cell>
          <table:table-cell office:value-type="date" office:date-value="2011-01-01">
            <text:p>01/01/11</text:p>
          </table:table-cell>
          <table:table-cell office:value-type="date" office:date-value="2012-01-02">
            <text:p>01/02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Connect NXT with Android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Unit Tests: Connect NXT with Android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Unit Tests: Send data from NXT to Android and Android to NXT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Integrate Android with NXT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Deploy your first application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Create a WS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Show a coordinate in a Google Map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Send data from Android to WS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Integrate Android to WS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Video</text:p>
          </table:table-cell>
          <table:table-cell table:style-name="ce5" table:number-columns-repeated="2"/>
          <table:table-cell/>
        </table:table-row>
      </table:table>
      <table:table table:name="BRUNO" table:style-name="ta1" table:print="false">
        <table:table-column table:style-name="co7" table:number-columns-repeated="2" table:default-cell-style-name="Default"/>
        <table:table-row table:style-name="ro5">
          <table:table-cell table:style-name="ce7" office:value-type="string">
            <text:p>Pruebas Unitarias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nstalación de equipo con Ubuntu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nstalacion de eclipse + Java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onexión bluetooth via PC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onexión bluetooth via NXT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GPS via NXT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7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09-17T20:01:55</meta:creation-date>
    <dc:date>2011-10-02T17:01:08</dc:date>
    <dc:creator>Juan Moral</dc:creator>
    <meta:editing-duration>PT00H50M49S</meta:editing-duration>
    <meta:editing-cycles>5</meta:editing-cycles>
    <meta:generator>OpenOffice.org/3.2$Linux OpenOffice.org_project/320m12$Build-9483</meta:generator>
    <meta:document-statistic meta:table-count="3" meta:cell-count="150" meta:object-count="0"/>
  </office:meta>
</office:document-meta>
</file>